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fo:font-style="italic" style:font-style-asian="italic" style:font-style-complex="italic"/>
    </style:style>
    <style:style style:name="P2" style:family="paragraph" style:parent-style-name="Text_20_body" style:list-style-name="L1">
      <style:text-properties fo:font-size="10pt" fo:language="en" fo:country="US" fo:font-style="italic" style:font-size-asian="8.75pt" style:font-style-asian="italic" style:font-size-complex="10pt" style:font-style-complex="italic"/>
    </style:style>
    <style:style style:name="P3" style:family="paragraph" style:parent-style-name="Text_20_body">
      <style:text-properties fo:font-size="10pt" fo:font-weight="bold" style:font-size-asian="8.75pt" style:font-weight-asian="bold" style:font-size-complex="10pt" style:font-weight-complex="bold"/>
    </style:style>
    <style:style style:name="P4" style:family="paragraph" style:parent-style-name="Text_20_body" style:list-style-name="L2">
      <style:text-properties fo:font-size="10pt" style:font-size-asian="8.75pt" style:font-size-complex="10pt"/>
    </style:style>
    <style:style style:name="P5" style:family="paragraph" style:parent-style-name="Text_20_body" style:list-style-name="L3">
      <style:text-properties fo:font-size="10pt" style:font-size-asian="8.75pt" style:font-size-complex="10pt"/>
    </style:style>
    <style:style style:name="P6" style:family="paragraph" style:parent-style-name="Text_20_body" style:list-style-name="L6">
      <style:text-properties fo:font-size="10pt" fo:font-style="italic" fo:font-weight="normal" style:font-size-asian="8.75pt" style:font-style-asian="italic" style:font-weight-asian="normal" style:font-size-complex="10pt" style:font-style-complex="italic" style:font-weight-complex="normal"/>
    </style:style>
    <style:style style:name="P7" style:family="paragraph" style:parent-style-name="Text_20_body" style:list-style-name="L4">
      <style:text-properties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8" style:family="paragraph" style:parent-style-name="Text_20_body" style:list-style-name="L5">
      <style:text-properties fo:font-size="10pt" fo:font-weight="normal" style:font-size-asian="8.75pt" style:font-weight-asian="normal" style:font-size-complex="10pt" style:font-weight-complex="normal"/>
    </style:style>
    <style:style style:name="P9" style:family="paragraph" style:parent-style-name="Text_20_body" style:list-style-name="L6">
      <style:text-properties fo:font-size="10pt" fo:font-weight="normal" style:font-size-asian="8.75pt" style:font-weight-asian="normal" style:font-size-complex="10pt" style:font-weight-complex="normal"/>
    </style:style>
    <style:style style:name="P10" style:family="paragraph" style:parent-style-name="Heading_20_1">
      <style:text-properties fo:language="en" fo:country="US"/>
    </style:style>
    <style:style style:name="P11" style:family="paragraph" style:parent-style-name="Heading_20_3" style:list-style-name=""/>
    <style:style style:name="P12" style:family="paragraph" style:parent-style-name="Heading_20_3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4. OS Api</text:h>
      <text:p text:style-name="P1">Sub-topics:</text:p>
      <text:list xml:id="list18969702761" text:style-name="L1">
        <text:list-item>
          <text:p text:style-name="P2">The design philosophy – Why OO and OS Api?</text:p>
        </text:list-item>
        <text:list-item>
          <text:p text:style-name="P2">Elaborate on the challenge of building it and its current design</text:p>
        </text:list-item>
        <text:list-item>
          <text:p text:style-name="P2">Effect on design/implementation</text:p>
          <text:list>
            <text:list-item>
              <text:p text:style-name="P2">Message Queues used with pthreads contra message queues used in OO OS Api</text:p>
            </text:list-item>
            <text:list-item>
              <text:p text:style-name="P2">RAII in use</text:p>
            </text:list-item>
            <text:list-item>
              <text:p text:style-name="P2">Using Threads before and now</text:p>
            </text:list-item>
          </text:list>
        </text:list-item>
      </text:list>
      <text:p text:style-name="Horizontal_20_Line"/>
      <text:h text:style-name="Heading_20_3" text:outline-level="3">The Design Philosophy – Why OO and OS Api?</text:h>
      <text:list xml:id="list1042566712" text:style-name="L2">
        <text:list-item>
          <text:p text:style-name="P4">An API makes the interface safer and easier to use</text:p>
        </text:list-item>
        <text:list-item>
          <text:p text:style-name="P4">Using pthreads in an OO language is not pretty</text:p>
          <text:list>
            <text:list-item>
              <text:p text:style-name="P4">Parsing void* and using C-style casts(e.g. (char*)myPtr)</text:p>
            </text:list-item>
            <text:list-item>
              <text:p text:style-name="P4">Threads are parsed a function, not an object</text:p>
              <text:list>
                <text:list-item>
                  <text:p text:style-name="P4">In C++11 std::threads are parsed a function and a parameter, but the function does not need to use void*</text:p>
                </text:list-item>
              </text:list>
            </text:list-item>
          </text:list>
        </text:list-item>
        <text:list-item>
          <text:p text:style-name="P4">With an OO approach, threads have a much cleaner interface</text:p>
          <text:list>
            <text:list-item>
              <text:p text:style-name="P4">A thread is an object of a class derived from the “Thread”-class</text:p>
            </text:list-item>
          </text:list>
        </text:list-item>
        <text:list-item>
          <text:p text:style-name="P4">Using an the OS Api makes the application more portable</text:p>
          <text:list>
            <text:list-item>
              <text:p text:style-name="P4">Win32 is not a POSIX system – NO pthreads</text:p>
            </text:list-item>
            <text:list-item>
              <text:p text:style-name="P4">“Write once, compile everywhere”</text:p>
            </text:list-item>
          </text:list>
        </text:list-item>
        <text:list-item>
          <text:p text:style-name="P4">In its current form, the OS Api is statically linked to the application, which means:</text:p>
          <text:list>
            <text:list-item>
              <text:p text:style-name="P4">--Using more memory resources</text:p>
            </text:list-item>
            <text:list-item>
              <text:p text:style-name="P4">++No need for the application to have the OS Api library installed on the system once compiled</text:p>
            </text:list-item>
          </text:list>
        </text:list-item>
      </text:list>
      <text:h text:style-name="Heading_20_3" text:outline-level="3">Elaborate on the challenge of building it and its current design</text:h>
      <text:list xml:id="list820133065" text:style-name="L3">
        <text:list-item>
          <text:p text:style-name="P5">Creating a uniform interface for both Win32 and POSIX systems</text:p>
          <text:list>
            <text:list-item>
              <text:p text:style-name="P5">Being able to reach the native handles</text:p>
            </text:list-item>
            <text:list-item>
              <text:p text:style-name="P5">Make behavior equal on both platforms, compatability</text:p>
              <text:list>
                <text:list-item>
                  <text:p text:style-name="P5">E.g. what happens when <text:span text:style-name="T1">join() </text:span>is called on a thread?</text:p>
                </text:list-item>
              </text:list>
            </text:list-item>
          </text:list>
        </text:list-item>
        <text:list-item>
          <text:p text:style-name="P5">Creating a simple, but powerful library structure, which is easily expanded</text:p>
        </text:list-item>
        <text:list-item>
          <text:p text:style-name="P5">Using forward declaration, so that using:</text:p>
          <text:list>
            <text:list-item>
              <text:p text:style-name="P5">#include &lt;osapi/thread.hpp&gt; will forward to the correct implementation, e.g. &lt;Win32/thread.hpp&gt; or &lt;Linux/thread.hpp&gt;</text:p>
            </text:list-item>
          </text:list>
        </text:list-item>
      </text:list>
      <text:h text:style-name="P11" text:outline-level="3"/>
      <text:h text:style-name="P12" text:outline-level="3">Effect on design/implementation</text:h>
      <text:p text:style-name="P3">Message Queues used with pthreads contra message queues used in OO OS Api</text:p>
      <text:list xml:id="list282156253" text:style-name="L4">
        <text:list-item>
          <text:p text:style-name="P7">Using the MQ gets easier, and with a better/prettier interface</text:p>
        </text:list-item>
        <text:list-item>
          <text:p text:style-name="P7">The MQ implementation uses only OS Api calls, no native calls</text:p>
        </text:list-item>
      </text:list>
      <text:p text:style-name="P3">RAII in use</text:p>
      <text:list xml:id="list1567999561" text:style-name="L5">
        <text:list-item>
          <text:p text:style-name="P8">Deletion of messages in the MQ</text:p>
        </text:list-item>
        <text:list-item>
          <text:p text:style-name="P8">More???</text:p>
        </text:list-item>
      </text:list>
      <text:p text:style-name="P3">Using Threads before and now</text:p>
      <text:list xml:id="list428799864" text:style-name="L6">
        <text:list-item>
          <text:p text:style-name="P9">To create a new thread:</text:p>
          <text:list>
            <text:list-item>
              <text:p text:style-name="P9">Create a new class derived from osapi::Thread</text:p>
            </text:list-item>
            <text:list-item>
              <text:p text:style-name="P9">Implement the variables and methods needed in the thread</text:p>
            </text:list-item>
            <text:list-item>
              <text:p text:style-name="P9">Re-implement the pure virtual function <text:span text:style-name="T1">run()</text:span><text:span text:style-name="T2"> to work as the threads “entrance point”</text:span></text:p>
              <text:list>
                <text:list-item>
                  <text:p text:style-name="P6">run() <text:span text:style-name="T2">works like a </text:span>main()<text:span text:style-name="T2"> function for the thread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jarke Vad Andersen</meta:initial-creator>
    <meta:creation-date>2012-06-11T15:59:04</meta:creation-date>
    <dc:date>2012-06-14T15:38:44</dc:date>
    <dc:creator>Bjarke Vad Andersen</dc:creator>
    <meta:editing-duration>PT56M54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2" meta:paragraph-count="43" meta:word-count="396" meta:character-count="2164" meta:non-whitespace-character-count="1847"/>
  </office:meta>
</office:document-meta>
</file>